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P4" style:family="paragraph" style:parent-style-name="Darktable_20_text">
      <style:text-properties style:font-name="Times New Roman1"/>
    </style:style>
    <style:style style:name="P5" style:family="paragraph" style:parent-style-name="Darktable_20_text" style:list-style-name="L1"/>
    <style:style style:name="P6" style:family="paragraph" style:parent-style-name="Darktable_20_text">
      <style:text-properties style:font-name="Times New Roman1"/>
    </style:style>
    <style:style style:name="P7" style:family="paragraph" style:parent-style-name="Darktable_20_heading_20_4">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5"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 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5"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ext:soft-page-break/>
        <table:table-row>
          <table:table-cell table:style-name="Table1.A1" office:value-type="string">
            <text:p text:style-name="P2"><draw:frame draw:style-name="fr5"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n photographic composition there are two important guides to suggest the position of the point of interest: the <text:span text:style-name="Darktable_20_emphasis">rule of thirds</text:span> and <text:span text:style-name="Darktable_20_emphasis">dynamic symmetry</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x="37.94mm" svg:y="0.16mm" svg:width="89.99mm" draw:z-index="2"><draw:text-box fo:min-height="73.4mm"><text:p text:style-name="Figure"><draw:frame draw:style-name="fr6" draw:name="graphics2" text:anchor-type="paragraph" svg:x="0.04mm" svg:y="0.02mm" svg:width="106.36mm" style:rel-width="100%" svg:height="79.9mm" style:rel-height="scale" draw:z-index="3"><draw:image xlink:href="../images/ruleofthirds.png" xlink:type="simple" xlink:show="embed" xlink:actuate="onLoad"/></draw:frame>Figure <text:sequence text:ref-name="refFigure0" text:name="Figure" text:formula="ooow:Figure+1" style:num-format="1">1</text:sequence>: Rule of thirds</text:p></draw:text-box></draw:frame>The frame is divided in three columns and three rows all of the same with and height. The intersections between such lines are the candidates of where to place the center of interest.</text:p>
      <text:p text:style-name="Darktable_20_text"><draw:frame draw:style-name="fr2" draw:name="Frame2" text:anchor-type="paragraph" svg:y="7.11mm" svg:width="89.99mm" draw:z-index="4"><draw:text-box fo:min-height="67.93mm"><text:p text:style-name="Figure"><draw:frame draw:style-name="fr6" draw:name="graphics3" text:anchor-type="paragraph" svg:x="0.04mm" svg:y="0.02mm" svg:width="106.36mm" style:rel-width="100%" svg:height="79.9mm" style:rel-height="scale" draw:z-index="5"><draw:image xlink:href="../images/dynamicsymmetry.png" xlink:type="simple" xlink:show="embed" xlink:actuate="onLoad"/></draw:frame>Figure <text:sequence text:ref-name="refFigure1" text:name="Figure" text:formula="ooow:Figure+1" style:num-format="1">2</text:sequence>: Dynamic symmetry</text:p></draw:text-box></draw:frame><text:sequence-ref text:reference-format="category-and-value" text:ref-name="refFigure1">Figure 2</text:sequence-ref> shows a good position for the main element of the picture following the rule of dynamic symmetry.</text:p>
      <text:p text:style-name="Darktable_20_text"/>
      <text:p text:style-name="P7"><text:bookmark text:name="Rule_of_odds"/><text:soft-page-break/>Rule of odds</text:p>
      <text:p text:style-name="Darktable_20_text">The <text:span text:style-name="Darktable_20_emphasis">rule of odds</text:span> states that by framing the object of interest in an artwork with an even number of surrounding objects, it becomes more comforting to the eye, thus creates a feeling of ease and pleasure. It is based on the assumption that humans tend to find visual images that reflect their own preferences/wishes in life more pleasing and attractive.</text:p>
      <text:p text:style-name="Darktable_20_text">An image of a person surrounded/framed by two other persons, for instance, where the person in the center is the object of interest in that image/artwork, is more likely to be perceived as friendly and comforting by the viewer, than an image of a single person with no significant surroundings.</text:p>
      <text:p text:style-name="Darktable_20_text"/>
      <text:p text:style-name="Darktable_20_heading_20_4">Simplicity</text:p>
      <text:p text:style-name="Darktable_20_text">The reason why we take a picture is most of the times obvious to us. But it is not obvious to a viewer, therefore the picture must makes it clear. Simplicity is one of the key principle in good photographs. <text:span text:style-name="T2">The simpler and more direct a picture is, the clearer and stronger is the resulting statement, making it easily readable by a viewer.</text:span></text:p>
      <text:p text:style-name="P4">For example, the starfish in is against a cluttered background, thus not immediately recognizable. The starfish in is instead against a neutral and cleaner background, making the subject of the picture immediately recognizable.</text:p>
      <text:p text:style-name="P4"><draw:frame draw:style-name="fr3" draw:name="Frame4" text:anchor-type="paragraph" svg:x="85.99mm" svg:y="1.11mm" svg:width="83.8mm" draw:z-index="8"><draw:text-box fo:min-height="46.13mm"><text:p text:style-name="Figure"><draw:frame draw:style-name="fr7" draw:name="graphics5" text:anchor-type="paragraph" svg:y="0mm" svg:width="55mm" svg:height="40.99mm" draw:z-index="9"><draw:image xlink:href="../images/starfish-good.jpg" xlink:type="simple" xlink:show="embed" xlink:actuate="onLoad"/></draw:frame>Figure <text:sequence text:ref-name="refFigure2" text:name="Figure" text:formula="ooow:Figure+1" style:num-format="1">4</text:sequence>: starfish against a neutral background</text:p></draw:text-box></draw:frame><draw:frame draw:style-name="fr4" draw:name="Frame3" text:anchor-type="paragraph" svg:x="0.21mm" svg:y="1.02mm" svg:width="85.8mm" draw:z-index="6"><draw:text-box fo:min-height="46.21mm"><text:p text:style-name="Figure"><draw:frame draw:style-name="fr8" draw:name="graphics4" text:anchor-type="paragraph" svg:width="55mm" svg:height="41.19mm" draw:z-index="7"><draw:image xlink:href="../images/starfish-bad.jpg" xlink:type="simple" xlink:show="embed" xlink:actuate="onLoad"/></draw:frame>Figure <text:sequence text:ref-name="refFigure3" text:name="Figure" text:formula="ooow:Figure+1" style:num-format="1">3</text:sequence>: starfish aginst a cluttered background</text:p></draw:text-box></draw:frame>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Only after considering all possibilities should you take the picture.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weight</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text:soft-page-break/>may appear more casual and less planned, it is usually harder to to use because the artist must plan the layout very carefully to ensure that it is still balanced. An unbalanced page or screen creates a feeling of tension, as if the page or screen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as follows: </text:p>
      <text:list xml:id="list474586019" text:style-name="L1">
        <text:list-item>
          <text:p text:style-name="P5">An object far from the center of the picture seems to have more weight than one near the center. </text:p>
        </text:list-item>
        <text:list-item>
          <text:p text:style-name="P5">Objects in the upper part of a picture seem heavier than objects of the same size in the lower part of a picture. </text:p>
        </text:list-item>
        <text:list-item>
          <text:p text:style-name="P5">Isolation seems to increase the weight of an object. </text:p>
        </text:list-item>
        <text:list-item>
          <text:p text:style-name="P5">Intensely interesting objects seem to have more compositional weight. </text:p>
        </text:list-item>
        <text:list-item>
          <text:p text:style-name="P5">Regular shapes seem to have more weight than irregular shapes. </text:p>
        </text:list-item>
        <text:list-item>
          <text:p text:style-name="P5">Elements on the right side of an asymmetrical picture appear to have more weight than elements of the same size on the left side of the picture. </text:p>
        </text:list-item>
        <text:list-item>
          <text:p text:style-name="P5">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pictorial balance, achieving balance in photographs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is usually the main means by which a viewer identifies objects inside a picture. Shapes are fundamentally two-dimensional while forms are the three-dimensional counterpart. Even if a picture is a two-dimensional representation of a scene, with the proper application of lights and shadows shapes can obtain a three-dimensions aspect that makes them pop up from the background. Placing a shape against a contrasting background and make them more interesting for example a red triangular tent against a snowy white backdrop. A great use of shapes are also silhouettes. The use of curved lines or circles and straight lines has a great ability to create tension in your picture.</text:p>
      <text:p text:style-name="P4">Lines can be effective elements of composition, because they give structure to your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text:soft-page-break/>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Darktable_20_text">A trick to add rhythm to a photo, is to look for layers of horizontal lines, for example layers of breaking surf. The rhythm can than become the focus or subject of the photo itself.</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Text_20_body"><text:span text:style-name="T2">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o achieve a more balanced photo within the confines of the frame try to create a diagonal that starts just to one side of the corner and travels to the one side of the opposite corner. Curved lines within your frame can also be representative of moods such as grace and dignity.</text:span></text:p>
      <text:p text:style-name="P4">Using lines and shapes takes some practice and it is often helpful to go back through previous images you have taken to see what has worked and what hasn’t worked. Have a look at horizontal lines, shapes, diagonal lines and vertical lines.</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positioning following one o the composition rules seen earlier and controlling carefully the deep of field so that the breaking pattern is at the maximum level of details.</text:p>
      <text:p text:style-name="Darktable_20_heading_20_4">Volume</text:p>
      <text:p text:style-name="Darktable_20_heading_20_4">Lighting</text:p>
      <text:p text:style-name="Darktable_20_heading_20_4">Texture</text:p>
      <text:p text:style-name="Darktable_20_heading_20_4">Tone</text:p>
      <text:p text:style-name="Darktable_20_heading_20_4">Contrast</text:p>
      <text:p text:style-name="Darktable_20_heading_20_4">High- and low-key colors</text:p>
      <text:p text:style-name="Darktable_20_heading_20_4"><text:soft-page-break/>Framing</text:p>
      <text:p text:style-name="Darktable_20_heading_20_4">Foreground</text:p>
      <text:p text:style-name="Darktable_20_heading_20_4">Background</text:p>
      <text:p text:style-name="Darktable_20_heading_20_4">Perspective</text:p>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1H2M27S</meta:editing-duration>
    <meta:editing-cycles>29</meta:editing-cycles>
    <meta:generator>LibreOffice/3.3$Linux LibreOffice_project/330m19$Build-202</meta:generator>
    <meta:initial-creator>Nicholas </meta:initial-creator>
    <dc:date>2011-05-10T23:57:14</dc:date>
    <dc:creator>Stefano Fornari</dc:creator>
    <meta:document-statistic meta:table-count="2" meta:image-count="6" meta:object-count="0" meta:page-count="6" meta:paragraph-count="71" meta:word-count="2635" meta:character-count="15303"/>
  </office:meta>
</office:document-meta>
</file>